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WEB SNT</text:p>
      <text:p text:style-name="Standard"/>
      <text:p text:style-name="Standard"/>
      <text:p text:style-name="Standard">Profil :</text:p>
      <text:p text:style-name="Standard"/>
      <text:p text:style-name="Standard">Je m appelle Boutet Théo, j'habite dans la commune de Thiviers en Dordogne et je suis actuellement en classe de seconde au lycée Jay de Beaufort à Périgueux.</text:p>
      <text:p text:style-name="Standard"/>
      <text:p text:style-name="Standard"/>
      <text:p text:style-name="Standard"/>
      <text:p text:style-name="Standard">Projet professionnel futur et options de classe de première pour le réaliser :</text:p>
      <text:p text:style-name="Standard"/>
      <text:p text:style-name="Standard">Après avoir fini mes études je voudrai devenir professeur de mathématiques dans un collège ou lycée. Pour m'aider à cela je pense prendre en première les options suivantes : Mathématiques avancées, Physique et SES(même si ça n'a aucun rappor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éo Boutet</meta:initial-creator>
    <meta:creation-date>2021-01-06T11:18:29.30</meta:creation-date>
    <meta:document-statistic meta:table-count="0" meta:image-count="0" meta:object-count="0" meta:page-count="1" meta:paragraph-count="5" meta:word-count="85" meta:character-count="499"/>
    <dc:date>2021-01-07T15:42:39.58</dc:date>
    <dc:creator>Théo Boutet</dc:creator>
    <meta:editing-duration>P1DT4H8M59S</meta:editing-duration>
    <meta:editing-cycles>1</meta:editing-cycles>
    <meta:generator>OpenOffice/4.1.7$Win32 OpenOffice.org_project/417m1$Build-9800</meta:generator>
  </office:meta>
</office:document-meta>
</file>